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2" style:family="table">
      <style:table-properties style:width="16.999cm" table:align="margins"/>
    </style:style>
    <style:style style:name="Tabuľka2.A" style:family="table-column">
      <style:table-column-properties style:column-width="1.431cm" style:rel-column-width="5515*"/>
    </style:style>
    <style:style style:name="Tabuľka2.B" style:family="table-column">
      <style:table-column-properties style:column-width="1.455cm" style:rel-column-width="5610*"/>
    </style:style>
    <style:style style:name="Tabuľka2.C" style:family="table-column">
      <style:table-column-properties style:column-width="8.043cm" style:rel-column-width="31012*"/>
    </style:style>
    <style:style style:name="Tabuľka2.D" style:family="table-column">
      <style:table-column-properties style:column-width="6.07cm" style:rel-column-width="23398*"/>
    </style:style>
    <style:style style:name="Tabuľ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.D1" style:family="table-cell">
      <style:table-cell-properties fo:padding="0.097cm" fo:border="0.002cm solid #000000"/>
    </style:style>
    <style:style style:name="Tabuľka2.A2" style:family="table-cell">
      <style:table-cell-properties fo:padding="0.097cm" fo:border-left="0.002cm solid #000000" fo:border-right="none" fo:border-top="none" fo:border-bottom="0.002cm solid #000000"/>
    </style:style>
    <style:style style:name="Tabuľk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99cm" table:align="margins"/>
    </style:style>
    <style:style style:name="Tabuľka3.A" style:family="table-column">
      <style:table-column-properties style:column-width="1.429cm" style:rel-column-width="5510*"/>
    </style:style>
    <style:style style:name="Tabuľka3.B" style:family="table-column">
      <style:table-column-properties style:column-width="1.665cm" style:rel-column-width="6421*"/>
    </style:style>
    <style:style style:name="Tabuľka3.C" style:family="table-column">
      <style:table-column-properties style:column-width="9.657cm" style:rel-column-width="37229*"/>
    </style:style>
    <style:style style:name="Tabuľka3.D" style:family="table-column">
      <style:table-column-properties style:column-width="4.247cm" style:rel-column-width="16375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D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table:align="margins"/>
    </style:style>
    <style:style style:name="Tabuľka5.A" style:family="table-column">
      <style:table-column-properties style:column-width="1.404cm" style:rel-column-width="796*"/>
    </style:style>
    <style:style style:name="Tabuľka5.B" style:family="table-column">
      <style:table-column-properties style:column-width="1.667cm" style:rel-column-width="945*"/>
    </style:style>
    <style:style style:name="Tabuľka5.C" style:family="table-column">
      <style:table-column-properties style:column-width="9.677cm" style:rel-column-width="5486*"/>
    </style:style>
    <style:style style:name="Tabuľka5.D" style:family="table-column">
      <style:table-column-properties style:column-width="4.249cm" style:rel-column-width="2409*"/>
    </style:style>
    <style:style style:name="Tabuľ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.D1" style:family="table-cell">
      <style:table-cell-properties fo:padding="0.097cm" fo:border="0.002cm solid #000000"/>
    </style:style>
    <style:style style:name="Tabuľka5.A2" style:family="table-cell">
      <style:table-cell-properties fo:padding="0.097cm" fo:border-left="0.002cm solid #000000" fo:border-right="none" fo:border-top="none" fo:border-bottom="0.002cm solid #000000"/>
    </style:style>
    <style:style style:name="Tabuľk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99cm" table:align="margins"/>
    </style:style>
    <style:style style:name="Tabuľka6.A" style:family="table-column">
      <style:table-column-properties style:column-width="1.404cm" style:rel-column-width="796*"/>
    </style:style>
    <style:style style:name="Tabuľka6.B" style:family="table-column">
      <style:table-column-properties style:column-width="1.667cm" style:rel-column-width="945*"/>
    </style:style>
    <style:style style:name="Tabuľka6.C" style:family="table-column">
      <style:table-column-properties style:column-width="9.677cm" style:rel-column-width="5486*"/>
    </style:style>
    <style:style style:name="Tabuľka6.D" style:family="table-column">
      <style:table-column-properties style:column-width="4.249cm" style:rel-column-width="2409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D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9cm" table:align="margins"/>
    </style:style>
    <style:style style:name="Tabuľka4.A" style:family="table-column">
      <style:table-column-properties style:column-width="1.801cm" style:rel-column-width="1021*"/>
    </style:style>
    <style:style style:name="Tabuľka4.B" style:family="table-column">
      <style:table-column-properties style:column-width="1.376cm" style:rel-column-width="780*"/>
    </style:style>
    <style:style style:name="Tabuľka4.C" style:family="table-column">
      <style:table-column-properties style:column-width="7.726cm" style:rel-column-width="4380*"/>
    </style:style>
    <style:style style:name="Tabuľka4.D" style:family="table-column">
      <style:table-column-properties style:column-width="6.094cm" style:rel-column-width="3455*"/>
    </style:style>
    <style:style style:name="Tabuľ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.D1" style:family="table-cell">
      <style:table-cell-properties fo:padding="0.097cm" fo:border="0.002cm solid #000000"/>
    </style:style>
    <style:style style:name="Tabuľka4.A2" style:family="table-cell">
      <style:table-cell-properties fo:padding="0.097cm" fo:border-left="0.002cm solid #000000" fo:border-right="none" fo:border-top="none" fo:border-bottom="0.002cm solid #000000"/>
    </style:style>
    <style:style style:name="Tabuľk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file format</text:p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row>
          <table:table-cell table:style-name="Tabuľka4.A1" office:value-type="string">
            <text:p text:style-name="P2">Offset</text:p>
          </table:table-cell>
          <table:table-cell table:style-name="Tabuľka4.A1" office:value-type="string">
            <text:p text:style-name="P2">Size</text:p>
          </table:table-cell>
          <table:table-cell table:style-name="Tabuľka4.A1" office:value-type="string">
            <text:p text:style-name="P2">Description</text:p>
          </table:table-cell>
          <table:table-cell table:style-name="Tabuľka4.D1" office:value-type="string">
            <text:p text:style-name="P2">Responsibility</text:p>
          </table:table-cell>
        </table:table-row>
        <table:table-row>
          <table:table-cell table:style-name="Tabuľka4.A2" office:value-type="string">
            <text:p text:style-name="P1">0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Project file version</text:p>
          </table:table-cell>
          <table:table-cell table:style-name="Tabuľka4.D2" office:value-type="string">
            <text:p text:style-name="P1">ExecFileManager</text:p>
          </table:table-cell>
        </table:table-row>
        <table:table-row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1</text:p>
          </table:table-cell>
          <table:table-cell table:style-name="Tabuľka4.A2" office:value-type="string">
            <text:p text:style-name="P1">Executable file format</text:p>
          </table:table-cell>
          <table:table-cell table:style-name="Tabuľka4.D2" office:value-type="string">
            <text:p text:style-name="P1">ExecFileManager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>5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Executable file size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>9</text:p>
          </table:table-cell>
          <table:table-cell table:style-name="Tabuľka4.A2" office:value-type="string">
            <text:p text:style-name="P1">4 + P</text:p>
          </table:table-cell>
          <table:table-cell table:style-name="Tabuľka4.A2" office:value-type="string">
            <text:p text:style-name="P1">Executable file full path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5">Regions</text:p>
          </table:table-cell>
          <table:table-cell table:style-name="Tabuľka4.D2" office:value-type="string">
            <text:p text:style-name="P1">TRegions</text:p>
          </table:table-cell>
        </table:table-row>
        <table:table-row>
          <table:table-cell table:style-name="Tabuľka4.A2" office:value-type="string">
            <text:p text:style-name="P1">P+13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Number of Sections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>P+17</text:p>
          </table:table-cell>
          <table:table-cell table:style-name="Tabuľka4.A2" office:value-type="string">
            <text:p text:style-name="P1">S</text:p>
          </table:table-cell>
          <table:table-cell table:style-name="Tabuľka4.A2" office:value-type="string">
            <text:p text:style-name="P5">Sections</text:p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>T+S+17</text:p>
          </table:table-cell>
          <table:table-cell table:style-name="Tabuľka4.A2" office:value-type="string">
            <text:p text:style-name="P1">H</text:p>
          </table:table-cell>
          <table:table-cell table:style-name="Tabuľka4.A2" office:value-type="string">
            <text:p text:style-name="P1">Important executable file header information</text:p>
          </table:table-cell>
          <table:table-cell table:style-name="Tabuľka4.D2" office:value-type="string">
            <text:p text:style-name="P1"><text:bookmark-start text:name="DDE_LINK1"/>TExecutableFile<text:bookmark-end text:name="DDE_LINK1"/> descendants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</table:table>
      <text:p text:style-name="P3"/>
      <text:p text:style-name="P3"/>
      <text:p text:style-name="P8">Sections array item</text:p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row>
          <table:table-cell table:style-name="Tabuľka2.A1" office:value-type="string">
            <text:p text:style-name="P2">Offset</text:p>
          </table:table-cell>
          <table:table-cell table:style-name="Tabuľka2.A1" office:value-type="string">
            <text:p text:style-name="P2">Size</text:p>
          </table:table-cell>
          <table:table-cell table:style-name="Tabuľka2.A1" office:value-type="string">
            <text:p text:style-name="P2">Description</text:p>
          </table:table-cell>
          <table:table-cell table:style-name="Tabuľka2.D1" office:value-type="string">
            <text:p text:style-name="P2">Responsibility</text:p>
          </table:table-cell>
        </table:table-row>
        <table:table-row>
          <table:table-cell table:style-name="Tabuľka2.A2" office:value-type="string">
            <text:p text:style-name="P1">0</text:p>
          </table:table-cell>
          <table:table-cell table:style-name="Tabuľka2.A2" office:value-type="string">
            <text:p text:style-name="P1">1</text:p>
          </table:table-cell>
          <table:table-cell table:style-name="Tabuľka2.A2" office:value-type="string">
            <text:p text:style-name="P1">Section type</text:p>
          </table:table-cell>
          <table:table-cell table:style-name="Tabuľka2.D2" office:value-type="string">
            <text:p text:style-name="P1">TExecutableFile</text:p>
          </table:table-cell>
        </table:table-row>
        <table:table-row>
          <table:table-cell table:style-name="Tabuľka2.A2" office:value-type="string">
            <text:p text:style-name="P1">1</text:p>
          </table:table-cell>
          <table:table-cell table:style-name="Tabuľka2.A2" office:value-type="string">
            <text:p text:style-name="P1">4 + N</text:p>
          </table:table-cell>
          <table:table-cell table:style-name="Tabuľka2.A2" office:value-type="string">
            <text:p text:style-name="P1">Section name</text:p>
          </table:table-cell>
          <table:table-cell table:style-name="Tabuľka2.D2" office:value-type="string">
            <text:p text:style-name="P1">TSection</text:p>
          </table:table-cell>
        </table:table-row>
        <table:table-row>
          <table:table-cell table:style-name="Tabuľka2.A2" office:value-type="string">
            <text:p text:style-name="P1">N+5</text:p>
          </table:table-cell>
          <table:table-cell table:style-name="Tabuľka2.A2" office:value-type="string">
            <text:p text:style-name="P1">4</text:p>
          </table:table-cell>
          <table:table-cell table:style-name="Tabuľka2.A2" office:value-type="string">
            <text:p text:style-name="P1">Section index in TExecutableFile.Sections</text:p>
          </table:table-cell>
          <table:table-cell table:style-name="Tabuľka2.D2" office:value-type="string">
            <text:p text:style-name="P1">TSection</text:p>
          </table:table-cell>
        </table:table-row>
        <table:table-row>
          <table:table-cell table:style-name="Tabuľka2.A2" office:value-type="string">
            <text:p text:style-name="P1">N+9</text:p>
          </table:table-cell>
          <table:table-cell table:style-name="Tabuľka2.A2" office:value-type="string">
            <text:p text:style-name="P1">S</text:p>
          </table:table-cell>
          <table:table-cell table:style-name="Tabuľka2.A2" office:value-type="string">
            <text:p text:style-name="P1">A Section</text:p>
          </table:table-cell>
          <table:table-cell table:style-name="Tabuľka2.D2" office:value-type="string">
            <text:p text:style-name="P1">TSection descendants</text:p>
          </table:table-cell>
        </table:table-row>
      </table:table>
      <text:p text:style-name="P3"/>
      <text:p text:style-name="P3"/>
      <text:p text:style-name="P8">Code Section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row>
          <table:table-cell table:style-name="Tabuľka3.A1" office:value-type="string">
            <text:p text:style-name="P2">Offset</text:p>
          </table:table-cell>
          <table:table-cell table:style-name="Tabuľka3.A1" office:value-type="string">
            <text:p text:style-name="P2">Size</text:p>
          </table:table-cell>
          <table:table-cell table:style-name="Tabuľka3.A1" office:value-type="string">
            <text:p text:style-name="P2">Description</text:p>
          </table:table-cell>
          <table:table-cell table:style-name="Tabuľka3.D1" office:value-type="string">
            <text:p text:style-name="P2">Responsibility</text:p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 index among code section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Bit32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's file offse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's file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Memory offse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Memory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Code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1</text:p>
          </table:table-cell>
          <table:table-cell table:style-name="Tabuľka3.A2" office:value-type="string">
            <text:p text:style-name="P1">Entry point prese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Entry point address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Instruction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Data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Reference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Blank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Statistics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MaxAddress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1</text:p>
          </table:table-cell>
          <table:table-cell table:style-name="Tabuľka3.A2" office:value-type="string">
            <text:p text:style-name="P1">IsDisassembled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Lines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Instructions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CodeSize</text:p>
          </table:table-cell>
          <table:table-cell table:style-name="Tabuľka3.A2" office:value-type="string">
            <text:p text:style-name="P1">Code array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CodeSize</text:p>
          </table:table-cell>
          <table:table-cell table:style-name="Tabuľka3.A2" office:value-type="string">
            <text:p text:style-name="P1">DisassemblerMap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</table:table>
      <text:p text:style-name="P3"/>
      <text:p text:style-name="P3"/>
      <text:p text:style-name="P8">Import section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>
          <table:table-cell table:style-name="Tabuľka5.A1" office:value-type="string">
            <text:p text:style-name="P2">Offset</text:p>
          </table:table-cell>
          <table:table-cell table:style-name="Tabuľka5.A1" office:value-type="string">
            <text:p text:style-name="P2">Size</text:p>
          </table:table-cell>
          <table:table-cell table:style-name="Tabuľka5.A1" office:value-type="string">
            <text:p text:style-name="P2">Description</text:p>
          </table:table-cell>
          <table:table-cell table:style-name="Tabuľka5.D1" office:value-type="string">
            <text:p text:style-name="P2">Responsibility</text:p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TotalFunction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Modul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5">Moduls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 + N</text:p>
          </table:table-cell>
          <table:table-cell table:style-name="Tabuľka5.A2" office:value-type="string">
            <text:p text:style-name="P1"><text:span text:style-name="T1">Modul name</text:span>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N+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Functions' 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5">Functions of module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>SizeOf - 8</text:p>
          </table:table-cell>
          <table:table-cell table:style-name="Tabuľka5.A2" office:value-type="string">
            <text:p text:style-name="P1">Function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+N</text:p>
          </table:table-cell>
          <table:table-cell table:style-name="Tabuľka5.A2" office:value-type="string">
            <text:p text:style-name="P1">Function name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N+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Occurence 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5">Occurence 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Occurence address</text:p>
          </table:table-cell>
          <table:table-cell table:style-name="Tabuľka5.D2" office:value-type="string">
            <text:p text:style-name="P1"/>
          </table:table-cell>
        </table:table-row>
      </table:table>
      <text:p text:style-name="P3"/>
      <text:p text:style-name="P3"/>
      <text:p text:style-name="P8">Export section</text:p>
      <table:table table:name="Tabuľka6" table:style-name="Tabuľka6">
        <table:table-column table:style-name="Tabuľka6.A"/>
        <table:table-column table:style-name="Tabuľka6.B"/>
        <table:table-column table:style-name="Tabuľka6.C"/>
        <table:table-column table:style-name="Tabuľka6.D"/>
        <table:table-row>
          <table:table-cell table:style-name="Tabuľka6.A1" office:value-type="string">
            <text:p text:style-name="P2">Offset</text:p>
          </table:table-cell>
          <table:table-cell table:style-name="Tabuľka6.A1" office:value-type="string">
            <text:p text:style-name="P2">Size</text:p>
          </table:table-cell>
          <table:table-cell table:style-name="Tabuľka6.A1" office:value-type="string">
            <text:p text:style-name="P2">Description</text:p>
          </table:table-cell>
          <table:table-cell table:style-name="Tabuľka6.D1" office:value-type="string">
            <text:p text:style-name="P2">Responsibility</text:p>
          </table:table-cell>
        </table:table-row>
        <table:table-row>
          <table:table-cell table:style-name="Tabuľka6.A2" office:value-type="string">
            <text:p text:style-name="P1">0</text:p>
          </table:table-cell>
          <table:table-cell table:style-name="Tabuľka6.A2" office:value-type="string">
            <text:p text:style-name="P1">4</text:p>
          </table:table-cell>
          <table:table-cell table:style-name="Tabuľka6.A2" office:value-type="string">
            <text:p text:style-name="P1">Function count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5">Functions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>SizeOf - 4</text:p>
          </table:table-cell>
          <table:table-cell table:style-name="Tabuľka6.A2" office:value-type="string">
            <text:p text:style-name="P1">Function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>4+N</text:p>
          </table:table-cell>
          <table:table-cell table:style-name="Tabuľka6.A2" office:value-type="string">
            <text:p text:style-name="P1">Function name</text:p>
          </table:table-cell>
          <table:table-cell table:style-name="Tabuľka6.D2" office:value-type="string">
            <text:p text:style-name="P1"/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Ivan</meta:initial-creator>
    <meta:creation-date>2007-06-03T22:12:00</meta:creation-date>
    <dc:creator>Ivan Kohut</dc:creator>
    <dc:date>2007-06-06T15:51:43</dc:date>
    <dc:language>sk-SK</dc:language>
    <meta:editing-cycles>33</meta:editing-cycles>
    <meta:editing-duration>PT6H59M5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143" meta:word-count="213" meta:character-count="1264"/>
  </office:meta>
</office:document-meta>
</file>